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DM1-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150</text:p>
          </table:table-cell>
          <table:table-cell office:value-type="string" calcext:value-type="string">
            <text:p>R1,R2,R3,R4,R5,R6,R7</text:p>
          </table:table-cell>
          <table:table-cell office:value-type="string" calcext:value-type="string">
            <text:p>R25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47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25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 Header 1X8</text:p>
          </table:table-cell>
          <table:table-cell office:value-type="string" calcext:value-type="string">
            <text:p>IN,OUT</text:p>
          </table:table-cell>
          <table:table-cell office:value-type="string" calcext:value-type="string">
            <text:p>HDR-M-2.54_1X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ic cap 0.1u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talum cap 10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SE-B_3528-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DSP-C2x3 Display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DSP-C2x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D62783AFWG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8_L11.6-W7.5-P1.27-LS10.3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74HC594D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16_L10.8-W4.5-P1.27-LS6.8-B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"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0:28:11.595998219</meta:creation-date>
    <dc:date>2023-04-04T14:08:53.659274304</dc:date>
    <meta:editing-duration>PT11M28S</meta:editing-duration>
    <meta:editing-cycles>9</meta:editing-cycles>
    <meta:generator>LibreOffice/7.4.5.1$Linux_X86_64 LibreOffice_project/40$Build-1</meta:generator>
    <meta:document-statistic meta:table-count="1" meta:cell-count="36" meta:object-count="0"/>
  </office:meta>
</office:document-meta>
</file>